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78EE93A3284AC306.jpg" manifest:media-type="image/jpeg"/>
  <manifest:file-entry manifest:full-path="Pictures/1000000000000780000004385AD9054B789A8C9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24cm" fo:min-width="1.118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1.119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647cm" fo:min-width="0.332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093cm" fo:min-width="0.332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139cm" fo:min-width="0.332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2.333cm" fo:min-width="0.3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0.138cm" fo:min-width="0.33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6.499cm" fo:min-width="4.553cm"/>
    </style:style>
    <style:style style:name="gr15" style:family="graphic" style:parent-style-name="standard">
      <style:graphic-properties draw:textarea-horizontal-align="justify" draw:textarea-vertical-align="middle" draw:auto-grow-height="false" fo:min-height="0.659cm" fo:min-width="3.1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fo:font-style="italic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4pt" fo:font-style="italic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text-properties fo:font-size="14pt" fo:font-style="italic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14pt" fo:font-style="italic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17cm" svg:height="1.783cm" svg:x="5.514cm" svg:y="9.325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.618cm" svg:height="1.783cm" svg:x="8.206cm" svg:y="4.522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6.787cm" svg:y1="8.728cm" svg:x2="8.185cm" svg:y2="7.058cm">
          <text:p/>
        </draw:line>
        <draw:g>
          <draw:custom-shape draw:style-name="gr4" draw:text-style-name="P1" draw:layer="layout" svg:width="0.832cm" svg:height="6.897cm" svg:x="13.163cm" svg:y="2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832cm" svg:height="1.343cm" svg:x="13.163cm" svg:y="2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832cm" svg:height="1.343cm" svg:x="13.163cm" svg:y="4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832cm" svg:height="0.389cm" svg:x="13.163cm" svg:y="5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832cm" svg:height="2.583cm" svg:x="13.163cm" svg:y="6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5" draw:layer="layout" svg:width="1.968cm" svg:height="1.361cm" svg:x="8.069cm" svg:y="2.961cm">
          <draw:text-box>
            <text:p text:style-name="P4"><text:span text:style-name="T1">audio file</text:span></text:p>
          </draw:text-box>
        </draw:frame>
        <draw:frame draw:style-name="gr9" draw:text-style-name="P5" draw:layer="layout" svg:width="2.702cm" svg:height="0.806cm" svg:x="4.908cm" svg:y="11.362cm">
          <draw:text-box>
            <text:p text:style-name="P4"><text:span text:style-name="T1">Video file</text:span></text:p>
          </draw:text-box>
        </draw:frame>
        <draw:frame draw:style-name="gr8" draw:text-style-name="P7" draw:layer="layout" svg:width="1.817cm" svg:height="0.962cm" svg:x="1.271cm" svg:y="9.914cm">
          <draw:text-box>
            <text:p text:style-name="P6"><text:span text:style-name="T1">URL</text:span></text:p>
          </draw:text-box>
        </draw:frame>
        <draw:line draw:style-name="gr3" draw:text-style-name="P2" draw:layer="layout" svg:x1="2.655cm" svg:y1="10.255cm" svg:x2="5.156cm" svg:y2="10.255cm">
          <text:p/>
        </draw:line>
        <draw:frame draw:style-name="gr10" draw:text-style-name="P9" draw:layer="layout" svg:width="2.026cm" svg:height="1.361cm" svg:x="2.882cm" svg:y="10.376cm">
          <draw:text-box>
            <text:p text:style-name="P8"><text:span text:style-name="T2">yt-dlp</text:span></text:p>
          </draw:text-box>
        </draw:frame>
        <draw:line draw:style-name="gr3" draw:text-style-name="P2" draw:layer="layout" svg:x1="10.128cm" svg:y1="5.4cm" svg:x2="12.631cm" svg:y2="5.246cm">
          <text:p/>
        </draw:line>
        <draw:frame draw:style-name="gr8" draw:text-style-name="P11" draw:layer="layout" svg:width="2.953cm" svg:height="1.361cm" svg:x="18.248cm" svg:y="5.155cm">
          <draw:text-box>
            <text:p text:style-name="P10"><text:span text:style-name="T3">OpenAI whisper</text:span></text:p>
          </draw:text-box>
        </draw:frame>
        <draw:frame draw:style-name="gr8" draw:text-style-name="P11" draw:layer="layout" svg:width="3.532cm" svg:height="1.361cm" svg:x="23.293cm" svg:y="5.15cm">
          <draw:text-box>
            <text:p text:style-name="P10"><text:span text:style-name="T3">OpenAI ChatGPT</text:span></text:p>
          </draw:text-box>
        </draw:frame>
        <draw:g>
          <draw:custom-shape draw:style-name="gr5" draw:text-style-name="P3" draw:layer="layout" svg:width="0.832cm" svg:height="1.343cm" svg:x="17.236cm" svg:y="2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832cm" svg:height="1.343cm" svg:x="17.236cm" svg:y="3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3" draw:layer="layout" svg:width="0.832cm" svg:height="0.388cm" svg:x="17.236cm" svg:y="5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832cm" svg:height="2.583cm" svg:x="17.236cm" svg:y="6.3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2" draw:layer="layout" svg:x1="14.239cm" svg:y1="3.53cm" svg:x2="16.845cm" svg:y2="4.037cm">
          <text:p/>
        </draw:line>
        <draw:line draw:style-name="gr3" draw:text-style-name="P12" draw:layer="layout" svg:x1="14.274cm" svg:y1="5.073cm" svg:x2="16.755cm" svg:y2="4.234cm">
          <text:p/>
        </draw:line>
        <draw:line draw:style-name="gr3" draw:text-style-name="P12" draw:layer="layout" svg:x1="14.365cm" svg:y1="8.55cm" svg:x2="16.773cm" svg:y2="7.608cm">
          <text:p/>
        </draw:line>
        <draw:line draw:style-name="gr3" draw:text-style-name="P12" draw:layer="layout" svg:x1="14.149cm" svg:y1="6.074cm" svg:x2="16.791cm" svg:y2="7.411cm">
          <text:p/>
        </draw:line>
        <draw:custom-shape draw:style-name="gr2" draw:text-style-name="P1" draw:layer="layout" svg:width="1.618cm" svg:height="1.783cm" svg:x="21.693cm" svg:y="3.104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.618cm" svg:height="1.783cm" svg:x="21.693cm" svg:y="6.511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12" draw:layer="layout" svg:x1="18.21cm" svg:y1="7.402cm" svg:x2="21.196cm" svg:y2="7.402cm">
          <text:p/>
        </draw:line>
        <draw:custom-shape draw:style-name="gr2" draw:text-style-name="P1" draw:layer="layout" svg:width="1.618cm" svg:height="1.783cm" svg:x="26.825cm" svg:y="3.104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.618cm" svg:height="1.783cm" svg:x="26.825cm" svg:y="6.511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" draw:layer="layout" svg:width="2.416cm" svg:height="1.359cm" svg:x="26.049cm" svg:y="12.379cm">
          <draw:image xlink:href="Pictures/1000000000000780000004385AD9054B789A8C9E.jpg" xlink:type="simple" xlink:show="embed" xlink:actuate="onLoad" draw:mime-type="image/jpeg">
            <text:p/>
          </draw:image>
        </draw:frame>
        <draw:frame draw:style-name="gr12" draw:text-style-name="P1" draw:layer="layout" svg:width="2.586cm" svg:height="1.455cm" svg:x="26.043cm" svg:y="10.281cm">
          <draw:image xlink:href="Pictures/10000000000007800000043878EE93A3284AC306.jpg" xlink:type="simple" xlink:show="embed" xlink:actuate="onLoad" draw:mime-type="image/jpeg">
            <text:p/>
          </draw:image>
        </draw:frame>
        <draw:frame draw:style-name="gr13" draw:text-style-name="P9" draw:layer="layout" svg:width="2.601cm" svg:height="1cm" draw:transform="rotate (-0.261799387799149) translate (14.773cm 10.608cm)">
          <draw:text-box>
            <text:p text:style-name="P8"><text:span text:style-name="T2">ffmpeg</text:span></text:p>
          </draw:text-box>
        </draw:frame>
        <draw:custom-shape draw:style-name="gr14" draw:text-style-name="P2" draw:layer="layout" svg:width="5.052cm" svg:height="7.645cm" svg:x="32.609cm" svg:y="3.912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" draw:layer="layout" svg:width="3.609cm" svg:height="0.909cm" svg:x="33.258cm" svg:y="6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586cm" svg:height="1.455cm" svg:x="33.74cm" svg:y="4.719cm">
          <draw:image xlink:href="Pictures/10000000000007800000043878EE93A3284AC306.jpg" xlink:type="simple" xlink:show="embed" xlink:actuate="onLoad" draw:mime-type="image/jpeg">
            <text:p/>
          </draw:image>
        </draw:frame>
        <draw:frame draw:style-name="gr12" draw:text-style-name="P1" draw:layer="layout" svg:width="2.416cm" svg:height="1.359cm" svg:x="33.711cm" svg:y="7.933cm">
          <draw:image xlink:href="Pictures/1000000000000780000004385AD9054B789A8C9E.jpg" xlink:type="simple" xlink:show="embed" xlink:actuate="onLoad" draw:mime-type="image/jpeg">
            <text:p/>
          </draw:image>
        </draw:frame>
        <draw:custom-shape draw:style-name="gr15" draw:text-style-name="P1" draw:layer="layout" svg:width="3.609cm" svg:height="0.909cm" svg:x="33.287cm" svg:y="9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2.493cm" svg:height="0.806cm" svg:x="29.146cm" svg:y="5.438cm">
          <draw:text-box>
            <text:p text:style-name="P10"><text:span text:style-name="T3">pandoc</text:span></text:p>
          </draw:text-box>
        </draw:frame>
        <draw:frame draw:style-name="gr17" draw:text-style-name="P14" draw:layer="layout" svg:width="2.6cm" svg:height="0.986cm" svg:x="10.221cm" svg:y="5.698cm">
          <draw:text-box>
            <text:p text:style-name="P13"><text:span text:style-name="T2">pydub</text:span></text:p>
          </draw:text-box>
        </draw:frame>
        <draw:frame draw:style-name="gr18" draw:text-style-name="P5" draw:layer="layout" svg:width="4.511cm" svg:height="0.891cm" svg:x="25.117cm" svg:y="14.174cm">
          <draw:text-box>
            <text:p text:style-name="P4"><text:span text:style-name="T1">Screenshots</text:span></text:p>
          </draw:text-box>
        </draw:frame>
        <draw:frame draw:style-name="gr19" draw:text-style-name="P5" draw:layer="layout" svg:width="4.061cm" svg:height="1.673cm" svg:x="11.598cm" svg:y="1.04cm">
          <draw:text-box>
            <text:p text:style-name="P4"><text:span text:style-name="T1">Non-silent regions</text:span></text:p>
          </draw:text-box>
        </draw:frame>
        <draw:frame draw:style-name="gr20" draw:text-style-name="P5" draw:layer="layout" svg:width="4.061cm" svg:height="1.427cm" svg:x="20.551cm" svg:y="1.4cm">
          <draw:text-box>
            <text:p text:style-name="P4"><text:span text:style-name="T1">Raw transcription</text:span></text:p>
          </draw:text-box>
        </draw:frame>
        <draw:frame draw:style-name="gr21" draw:text-style-name="P5" draw:layer="layout" svg:width="4.061cm" svg:height="2.291cm" svg:x="25.636cm" svg:y="1.194cm">
          <draw:text-box>
            <text:p text:style-name="P4"><text:span text:style-name="T1">Clean transcription</text:span></text:p>
          </draw:text-box>
        </draw:frame>
        <draw:frame draw:style-name="gr22" draw:text-style-name="P5" draw:layer="layout" svg:width="3.679cm" svg:height="1.669cm" svg:x="33.258cm" svg:y="11.821cm">
          <draw:text-box>
            <text:p text:style-name="P4"><text:span text:style-name="T1">Final document</text:span></text:p>
          </draw:text-box>
        </draw:frame>
        <draw:frame draw:style-name="gr13" draw:text-style-name="P14" draw:layer="layout" svg:width="2.601cm" svg:height="1cm" svg:x="7.544cm" svg:y="7.936cm">
          <draw:text-box>
            <text:p text:style-name="P13"><text:span text:style-name="T2">ffmpeg</text:span></text:p>
          </draw:text-box>
        </draw:frame>
        <draw:connector draw:style-name="gr23" draw:text-style-name="P2" draw:layer="layout" draw:type="curve" svg:x1="8.117cm" svg:y1="10.262cm" svg:x2="25.536cm" svg:y2="12.103cm" svg:d="M8117 10262c13065 0 4356 1841 17419 1841" svg:viewBox="0 0 17420 1842">
          <text:p/>
        </draw:connector>
        <draw:line draw:style-name="gr3" draw:text-style-name="P12" draw:layer="layout" svg:x1="23.458cm" svg:y1="7.402cm" svg:x2="26.444cm" svg:y2="7.402cm">
          <text:p/>
        </draw:line>
        <draw:line draw:style-name="gr3" draw:text-style-name="P12" draw:layer="layout" svg:x1="18.437cm" svg:y1="3.995cm" svg:x2="21.423cm" svg:y2="3.995cm">
          <text:p/>
        </draw:line>
        <draw:line draw:style-name="gr3" draw:text-style-name="P12" draw:layer="layout" svg:x1="23.685cm" svg:y1="3.995cm" svg:x2="26.671cm" svg:y2="3.995cm">
          <text:p/>
        </draw:line>
        <draw:line draw:style-name="gr3" draw:text-style-name="P12" draw:layer="layout" svg:x1="29.015cm" svg:y1="4.018cm" svg:x2="31.878cm" svg:y2="5.012cm">
          <text:p/>
        </draw:line>
        <draw:line draw:style-name="gr3" draw:text-style-name="P12" draw:layer="layout" svg:x1="29.015cm" svg:y1="7.462cm" svg:x2="32.001cm" svg:y2="7.462cm">
          <text:p/>
        </draw:line>
        <draw:line draw:style-name="gr3" draw:text-style-name="P12" draw:layer="layout" svg:x1="29.22cm" svg:y1="12.542cm" svg:x2="31.878cm" svg:y2="10.774cm">
          <text:p/>
        </draw:lin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181cm" svg:x="1cm" svg:y="3.83cm"/>
      <draw:page-thumbnail draw:layer="backgroundobjects" svg:width="9.294cm" svg:height="4.181cm" svg:x="1cm" svg:y="11.878cm"/>
      <draw:page-thumbnail draw:layer="backgroundobjects" svg:width="9.294cm" svg:height="4.181cm" svg:x="1cm" svg:y="19.926cm"/>
      <draw:page-thumbnail draw:layer="backgroundobjects" svg:width="9.294cm" svg:height="4.181cm" svg:x="11.295cm" svg:y="3.83cm"/>
      <draw:page-thumbnail draw:layer="backgroundobjects" svg:width="9.294cm" svg:height="4.181cm" svg:x="11.295cm" svg:y="11.878cm"/>
      <draw:page-thumbnail draw:layer="backgroundobjects" svg:width="9.294cm" svg:height="4.181cm" svg:x="11.295cm" svg:y="19.926cm"/>
    </style:handout-master>
    <style:master-page style:name="Default" style:page-layout-name="PM1" draw:style-name="Mdp1">
      <draw:frame presentation:style-name="Default-title" draw:layer="backgroundobjects" svg:width="34.289cm" svg:height="2.629cm" svg:x="1.905cm" svg:y="0.625cm" presentation:class="title" presentation:placeholder="true">
        <draw:text-box/>
      </draw:frame>
      <draw:frame presentation:style-name="Default-outline1" draw:layer="backgroundobjects" svg:width="34.289cm" svg:height="9.133cm" svg:x="1.905cm" svg:y="3.682cm" presentation:class="outline" presentation:placeholder="true">
        <draw:text-box/>
      </draw:frame>
      <draw:frame presentation:style-name="Mpr1" draw:text-style-name="MP2" draw:layer="backgroundobjects" svg:width="8.876cm" svg:height="1.085cm" svg:x="1.905cm" svg:y="14.34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076cm" svg:height="1.085cm" svg:x="13.027cm" svg:y="14.34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876cm" svg:height="1.085cm" svg:x="27.315cm" svg:y="14.34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06:52:59.621697290</meta:creation-date>
    <meta:generator>LibreOffice/7.4.3.2$MacOSX_AARCH64 LibreOffice_project/1048a8393ae2eeec98dff31b5c133c5f1d08b890</meta:generator>
    <dc:date>2023-03-06T19:11:29.080866579</dc:date>
    <meta:editing-duration>P1DT12H18M28S</meta:editing-duration>
    <meta:editing-cycles>8</meta:editing-cycles>
    <meta:document-statistic meta:object-count="78"/>
  </office:meta>
</office:document-meta>
</file>